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0ca44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FreeSans" officeooo:rsid="00205b9b" officeooo:paragraph-rsid="00205b9b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a440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49f7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a49f7" style:font-size-asian="11pt" style:font-size-complex="11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49f7"/>
    </style:style>
    <style:style style:name="P10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officeooo:rsid="00205b9b" officeooo:paragraph-rsid="00205b9b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20a777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20a777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  <style:style style:name="T3" style:family="text">
      <style:text-properties fo:font-variant="normal" fo:text-transform="none" fo:color="#000000" fo:font-size="11pt" fo:letter-spacing="normal" fo:font-style="normal" fo:font-weight="normal" officeooo:rsid="00246a9f" style:font-size-asian="11pt" style:font-size-complex="11pt"/>
    </style:style>
    <style:style style:name="T4" style:family="text">
      <style:text-properties officeooo:rsid="00246a9f"/>
    </style:style>
    <style:style style:name="T5" style:family="text">
      <style:text-properties officeooo:rsid="002562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Governo do Estado do Rio Grande do Sul lança portal de dados abertos</text:p>
      <text:p text:style-name="P1"/>
      <text:p text:style-name="P1"><text:s/></text:p>
      <text:p text:style-name="P3">Anúncio foi feito de forma oficial no Fórum Internacional Software Livre nesta quinta-feira (08/05) </text:p>
      <text:p text:style-name="P3"><text:s/></text:p>
      <text:p text:style-name="P3"/>
      <text:p text:style-name="P3">O anúncio foi feito pelo diretor da Procergs (Companhia de processamento de dados do Estado do Rio Grande do Sul), Carlson Aquistapasse. O Portal RS contava com uma versão anterior, mas que recebeu diversas melhorias. O objetivo é oferecer o máximo possível de informações do Governo do Estado que podem ser abertos à população. </text:p>
      <text:p text:style-name="P3"/>
      <text:p text:style-name="P3">- Um ganho para sociedade é fiscalizar o trabalho do Estado e outro é aprimorar a democracia usando os meios digitais. Todo o processo de tecnologia por trás desse portal é feito com ferramentas de domínio livre. Então, a sociedade pode usar os códigos para desenvolver outros portais. Inclusive outros estados podem valer-se desses códigos para desenvolverem ferramentas iguais ou mais avançadas - afirmou. </text:p>
      <text:p text:style-name="P3"/>
      <text:p text:style-name="P3">A solenidade aconteceu no Centro de Eventos da PUCRS onde acontece até sábado o FISL. </text:p>
      <text:p text:style-name="P3"/>
      <text:p text:style-name="P3">- Se hoje o portal não está completo, o importante é que ele está aberto e disponível para que qualquer um possa aprimorá-lo - completou o secretário adjunto da Casa Civil, Flávio Helmann. </text:p>
      <text:p text:style-name="P3"/>
      <text:p text:style-name="P3">O Governo do Estado também apresentou no FISL um novo aplicativo para aparelhos móveis. Na nova versão do RS Móvel dobrou o número de serviços oferecidos pelo Estado. Agora são aproximadamente 50 itens. Além das informações gerais do governo estadual, é possível, por exemplo, o cidadão fazer uma denúncia na área de segurança pública, consultar matrículas nas escolas da rede estadual, acessar os serviços da CEEE, Corsan, entre outros. O RS Móvel pode ser acessado pela web no endereço http://www.m.rs.gov.br.</text:p>
      <text:p text:style-name="P2"/>
      <text:p text:style-name="P2">O FISL ocorre de 7 a 10 de maio no Centro de Eventos da PUCRS, localizado na Avenida Ipiranga, n° 6681. A programação completa, outras informações e inscrições podem ser obtidos no site <text:a xlink:type="simple" xlink:href="http://www.fisl.org.br/">www.fisl.org.br</text:a>. </text:p>
      <text:p text:style-name="P6"/>
      <text:p text:style-name="P6">Sobre o FISL </text:p>
      <text:p text:style-name="P5"/>
      <text:p text:style-name="P5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5"/>
      <text:p text:style-name="P6">Assessoria de Imprensa </text:p>
      <text:p text:style-name="P5">Fones: (51) 3361.6016 / (51) 8536.0690 / (51) 8536.0691 </text:p>
      <text:p text:style-name="P5">E-mail: <text:s/>playpress@playpress.com.br</text:p>
      <text:p text:style-name="P5"/>
      <text:p text:style-name="P5">Redação: Mariana da Rosa </text:p>
      <text:p text:style-name="P5">Coordenação: Marcelo Matusiak</text:p>
      <text:p text:style-name="P4"/>
      <text:p text:style-name="P7">Material promocional do FISL e logotipo em alta resolução e vetorial:</text:p>
      <text:p text:style-name="P9"><text:a xlink:type="simple" xlink:href="http://comunicacao.softwarelivre.org/fisl15"><text:span text:style-name="T2">http://comunicacao.softwarelivre.org/fisl15</text:span></text:a></text:p>
      <text:p text:style-name="P8"/>
      <text:p text:style-name="P12">Fotos <text:span text:style-name="T4">do </text:span>FISL <text:span text:style-name="T5">2014</text:span>:</text:p>
      <text:p text:style-name="P11"><text:a xlink:type="simple" xlink:href="https://www.flickr.com/fislquinze"><text:span text:style-name="T3">https://www.flickr.com/fislquinz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Adriana </dc:creator>
    <meta:editing-cycles>18</meta:editing-cycles>
    <meta:creation-date>2014-04-30T13:37:00</meta:creation-date>
    <dc:date>2014-05-08T14:40:37.053288993</dc:date>
    <meta:editing-duration>PT2H31M26S</meta:editing-duration>
    <meta:generator>LibreOffice/4.1.2.3$Linux_X86_64 LibreOffice_project/410m0$Build-3</meta:generator>
    <meta:document-statistic meta:table-count="0" meta:image-count="0" meta:object-count="0" meta:page-count="1" meta:paragraph-count="21" meta:word-count="406" meta:character-count="2637" meta:non-whitespace-character-count="223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